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4">
      <style:graphic-properties draw:fill-color="#ffffff" draw:auto-grow-height="true" fo:min-height="3.507cm"/>
    </style:style>
    <style:style style:name="pr2" style:family="presentation" style:parent-style-name="lyt-darkblue-subtitle">
      <style:graphic-properties draw:fill-color="#ffffff" draw:auto-grow-height="true" fo:min-height="13.6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graphic-properties fo:min-height="1.616cm"/>
    </style:style>
    <style:style style:name="pr5" style:family="presentation" style:parent-style-name="lyt-darkblue-outline1">
      <style:graphic-properties fo:min-height="13.714cm"/>
    </style:style>
    <style:style style:name="pr6" style:family="presentation" style:parent-style-name="lyt-darkblue-notes">
      <style:graphic-properties draw:fill-color="#ffffff" fo:min-height="11.409cm"/>
    </style:style>
    <style:style style:name="pr7" style:family="presentation" style:parent-style-name="lyt-darkblue-outline1">
      <style:graphic-properties fo:min-height="18.367cm"/>
    </style:style>
    <style:style style:name="pr8" style:family="presentation" style:parent-style-name="lyt-darkblue-title" style:list-style-name="L4">
      <style:graphic-properties draw:fill-color="#ffffff" draw:auto-grow-height="true" fo:min-height="3.507cm"/>
    </style:style>
    <style:style style:name="pr9" style:family="presentation" style:parent-style-name="lyt-darkblue-outline1">
      <style:graphic-properties draw:fill-color="#ffffff" draw:auto-grow-height="true" fo:min-height="15.509cm"/>
    </style:style>
    <style:style style:name="pr10" style:family="presentation" style:parent-style-name="lyt-darkblue-notes">
      <style:graphic-properties draw:fill-color="#ffffff" draw:auto-grow-height="true" fo:min-height="11.409cm"/>
    </style:style>
    <style:style style:name="pr11" style:family="presentation" style:parent-style-name="lyt-darkblue-title" style:list-style-name="L4">
      <style:graphic-properties draw:fill-color="#ffffff" draw:auto-grow-height="true" fo:min-height="4.85cm"/>
    </style:style>
    <style:style style:name="pr12" style:family="presentation" style:parent-style-name="lyt-darkblue-outline1">
      <style:graphic-properties draw:fill-color="#ffffff" fo:min-height="13.231cm"/>
    </style:style>
    <style:style style:name="pr13" style:family="presentation" style:parent-style-name="lyt-darkblue-title" style:list-style-name="L4">
      <style:graphic-properties draw:fill-color="#ffffff" draw:auto-grow-height="true" fo:min-height="3.507cm"/>
    </style:style>
    <style:style style:name="pr14" style:family="presentation" style:parent-style-name="lyt-darkblue-outline1">
      <style:graphic-properties draw:fill-color="#ffffff" fo:min-height="14.831cm"/>
    </style:style>
    <style:style style:name="pr15" style:family="presentation" style:parent-style-name="lyt-darkblue-outline1">
      <style:graphic-properties draw:fill-color="#ffffff" draw:auto-grow-height="true" fo:min-height="18.4cm"/>
    </style:style>
    <style:style style:name="pr16" style:family="presentation" style:parent-style-name="lyt-darkblue-title" style:list-style-name="L4">
      <style:graphic-properties draw:fill-color="#ffffff" draw:auto-grow-height="true" fo:min-height="3.507cm"/>
    </style:style>
    <style:style style:name="pr17" style:family="presentation" style:parent-style-name="lyt-darkblue-title" style:list-style-name="L4">
      <style:graphic-properties draw:fill-color="#ffffff" draw:auto-grow-height="true" fo:min-height="3.507cm"/>
    </style:style>
    <style:style style:name="pr18" style:family="presentation" style:parent-style-name="lyt-darkblue-title" style:list-style-name="L4">
      <style:graphic-properties draw:fill-color="#ffffff" draw:auto-grow-height="true" fo:min-height="3.507cm"/>
    </style:style>
    <style:style style:name="pr19" style:family="presentation" style:parent-style-name="lyt-darkblue-title" style:list-style-name="L4">
      <style:graphic-properties draw:fill-color="#ffffff" draw:auto-grow-height="true" fo:min-height="3.507cm"/>
    </style:style>
    <style:style style:name="pr20" style:family="presentation" style:parent-style-name="lyt-darkblue-title" style:list-style-name="L4">
      <style:graphic-properties draw:fill-color="#ffffff" draw:auto-grow-height="true" fo:min-height="3.507cm"/>
    </style:style>
    <style:style style:name="pr21" style:family="presentation" style:parent-style-name="lyt-darkblue-outline1">
      <style:graphic-properties draw:fill-color="#ffffff" fo:min-height="14.469cm"/>
    </style:style>
    <style:style style:name="pr22" style:family="presentation" style:parent-style-name="lyt-darkblue-title" style:list-style-name="L4">
      <style:graphic-properties draw:fill-color="#ffffff" draw:auto-grow-height="true" fo:min-height="3.507cm"/>
    </style:style>
    <style:style style:name="pr23" style:family="presentation" style:parent-style-name="lyt-darkblue-outline1">
      <style:graphic-properties draw:fill-color="#ffffff" fo:min-height="15.269cm"/>
    </style:style>
    <style:style style:name="pr24" style:family="presentation" style:parent-style-name="lyt-darkblue-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family="'Stadio now display'" fo:font-size="15pt" style:font-size-asian="15pt" style:font-size-complex="15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color="#66cc99" fo:font-family="'Stadio now display'" fo:font-size="72pt" style:font-size-asian="72pt" style:font-size-complex="72pt"/>
    </style:style>
    <style:style style:name="P5" style:family="paragraph">
      <style:paragraph-properties fo:margin-left="0cm" fo:margin-right="0cm" fo:text-indent="0cm"/>
    </style:style>
    <style:style style:name="P6" style:family="paragraph">
      <style:text-properties fo:font-size="20pt" style:font-size-asian="20pt" style:font-size-complex="20pt"/>
    </style:style>
    <style:style style:name="P7" style:family="paragraph">
      <style:paragraph-properties fo:margin-left="0.6cm" fo:margin-right="0cm" fo:text-indent="-1cm"/>
      <style:text-properties fo:font-family="'Stadio now display'" fo:font-size="18pt" style:font-size-asian="18pt" style:font-size-complex="18pt"/>
    </style:style>
    <style:style style:name="P8" style:family="paragraph">
      <style:paragraph-properties fo:margin-left="0cm" fo:margin-right="0cm" fo:text-indent="0cm"/>
      <style:text-properties fo:color="#66cc99" fo:font-family="'Stadio now display'" fo:font-size="16pt" style:font-size-asian="16pt" style:font-size-complex="16pt"/>
    </style:style>
    <style:style style:name="P9" style:family="paragraph">
      <style:paragraph-properties fo:margin-left="0cm" fo:margin-right="0cm" fo:text-indent="0cm"/>
      <style:text-properties fo:hyphenate="true"/>
    </style:style>
    <style:style style:name="P10" style:family="paragraph">
      <style:paragraph-properties fo:margin-left="1.4cm" fo:margin-right="0cm" fo:text-indent="-1.2cm"/>
      <style:text-properties fo:color="#66cc99" fo:font-family="'Stadio now display'" fo:font-size="16pt" style:font-size-asian="16pt" style:font-size-complex="16pt" fo:hyphenate="true"/>
    </style:style>
    <style:style style:name="P11" style:family="paragraph">
      <style:paragraph-properties fo:margin-left="1.4cm" fo:margin-right="0cm" fo:text-indent="-1.2cm"/>
      <style:text-properties fo:font-family="'Stadio now display'" fo:font-size="16pt" style:font-size-asian="16pt" style:font-size-complex="16pt" fo:hyphenate="true"/>
    </style:style>
    <style:style style:name="P12" style:family="paragraph">
      <style:paragraph-properties fo:margin-left="1.4cm" fo:margin-right="0cm" fo:text-indent="-1.2cm"/>
      <style:text-properties fo:color="#66cc99" fo:font-family="'Stadio now display'" fo:font-size="16pt" style:font-size-asian="16pt" style:font-size-complex="16pt"/>
    </style:style>
    <style:style style:name="P13" style:family="paragraph">
      <style:paragraph-properties fo:margin-left="0.6cm" fo:margin-right="0cm" fo:text-indent="-1cm"/>
      <style:text-properties fo:font-family="'Stadio now display'" fo:font-size="16pt" style:font-size-asian="16pt" style:font-size-complex="16pt"/>
    </style:style>
    <style:style style:name="P14" style:family="paragraph">
      <style:paragraph-properties fo:margin-left="0cm" fo:margin-right="0cm" fo:text-indent="0cm"/>
      <style:text-properties fo:color="#66cc99" fo:font-family="'Stadio now display'" fo:font-size="16pt" style:font-size-asian="16pt" style:font-size-complex="16pt" fo:hyphenate="true"/>
    </style:style>
    <style:style style:name="T1" style:family="text">
      <style:text-properties fo:font-family="'Stadio now display'" fo:font-size="15pt" style:font-size-asian="15pt" style:font-size-complex="15pt"/>
    </style:style>
    <style:style style:name="T2" style:family="text">
      <style:text-properties fo:color="#66cc99" fo:font-family="'Stadio now display'" fo:font-size="72pt" style:font-size-asian="72pt" style:font-size-complex="72pt"/>
    </style:style>
    <style:style style:name="T3" style:family="text">
      <style:text-properties fo:font-size="20pt" style:font-size-asian="20pt" style:font-size-complex="20pt"/>
    </style:style>
    <style:style style:name="T4" style:family="text">
      <style:text-properties fo:font-size="14pt" style:font-size-asian="14pt" style:font-size-complex="14pt"/>
    </style:style>
    <style:style style:name="T5" style:family="text">
      <style:text-properties fo:font-size="15pt" style:font-size-asian="15pt" style:font-size-complex="15pt"/>
    </style:style>
    <style:style style:name="T6" style:family="text">
      <style:text-properties fo:font-family="'Stadio now display'" fo:font-size="18pt" style:font-size-asian="18pt" style:font-size-complex="18pt"/>
    </style:style>
    <style:style style:name="T7" style:family="text">
      <style:text-properties fo:color="#66cc99" fo:font-family="'Stadio now display'" fo:font-size="16pt" style:font-size-asian="16pt" style:font-size-complex="16pt"/>
    </style:style>
    <style:style style:name="T8" style:family="text">
      <style:text-properties fo:color="#66cc99" fo:font-family="'Stadio now display'" fo:font-size="16pt" style:text-underline-style="solid" style:text-underline-width="auto" style:text-underline-color="font-color" style:font-size-asian="16pt" style:font-size-complex="16pt"/>
    </style:style>
    <style:style style:name="T9" style:family="text">
      <style:text-properties fo:color="#ff9900" fo:font-family="'Stadio now display'" fo:font-size="18pt" fo:font-style="italic" fo:font-weight="bold" style:font-size-asian="18pt" style:font-style-asian="italic" style:font-weight-asian="bold" style:font-size-complex="18pt" style:font-style-complex="italic" style:font-weight-complex="bold"/>
    </style:style>
    <style:style style:name="T10" style:family="text">
      <style:text-properties fo:font-family="'Stadio now display'" fo:font-size="16pt" style:font-size-asian="16pt" style:font-size-complex="16pt"/>
    </style:style>
    <style:style style:name="T11" style:family="text">
      <style:text-properties fo:color="#ff6600" fo:font-family="'Stadio now display'"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re" draw:style-name="dp1" draw:master-page-name="lyt-darkblue" presentation:presentation-page-layout-name="AL1T0">
        <office:forms form:automatic-focus="false" form:apply-design-mode="false"/>
        <draw:frame presentation:style-name="pr1" draw:text-style-name="P2" draw:layer="layout" svg:width="24.469cm" svg:height="3.507cm" svg:x="1.5cm" svg:y="1.943cm" presentation:class="title" presentation:user-transformed="true">
          <draw:text-box draw:corner-radius="0.192cm">
            <text:p text:style-name="P1"><text:span text:style-name="T1">Cahier des charges du site internet</text:span></text:p>
          </draw:text-box>
        </draw:frame>
        <draw:frame presentation:style-name="pr2" draw:text-style-name="P4" draw:layer="layout" svg:width="25.7cm" svg:height="13.6cm" svg:x="1.1cm" svg:y="4.6cm" presentation:class="subtitle" presentation:user-transformed="true">
          <draw:text-box>
            <text:p text:style-name="P3"><text:span text:style-name="T2">Diamant de sang</text:span></text:p>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2T1">
        <office:forms form:automatic-focus="false" form:apply-design-mode="false"/>
        <draw:frame presentation:style-name="pr4" draw:text-style-name="P6" draw:layer="layout" svg:width="23.911cm" svg:height="1.616cm" svg:x="2.058cm" svg:y="0.784cm" presentation:class="title" presentation:user-transformed="true">
          <draw:text-box>
            <text:p text:style-name="P6"><text:span text:style-name="T3">Présentation</text:span></text:p>
          </draw:text-box>
        </draw:frame>
        <draw:frame presentation:style-name="pr5" draw:layer="layout" svg:width="24.368cm" svg:height="16.654cm" svg:x="2cm" svg:y="2.681cm" presentation:class="outline" presentation:user-transformed="true">
          <draw:text-box>
            <text:p><text:span text:style-name="T4">Nom de l'entreprise : Diamant de sang</text:span></text:p>
            <text:p><text:span text:style-name="T4">Description : Diamant de sang est une nouvelle entreprise spécialisée dans la vente de produits dérivés de l'anime éponyme "Diamant de sang". Nous proposons une large gamme de produits de qualité inspirés par cet anime populaire, allant des vêtements aux accessoires, en passant par des articles de collection uniques.</text:span></text:p>
            <text:p><text:span text:style-name="T4"/></text:p>
            <text:p><text:span text:style-name="T4">Étendue géographique : Diamant de sang opérera principalement en ligne, offrant la possibilité de livraison dans toute l'Europe. Notre site web sera traduit dans plusieurs langues pour garantir une expérience d'achat fluide et accessible à un public diversifié.</text:span></text:p>
            <text:p><text:span text:style-name="T4"/></text:p>
            <text:p><text:span text:style-name="T4">Objectif financier : Notre objectif est ambitieux, visant à réaliser un chiffre d'affaires de 3 millions d'euros au cours des deux prochaines années. Nous sommes déterminés à atteindre cet objectif en offrant des produits de qualité, un service client exceptionnel et une expérience d'achat en ligne conviviale.</text:span></text:p>
            <text:p><text:span text:style-name="T4"/></text:p>
            <text:p><text:span text:style-name="T4">Produits et services : Diamant de sang proposera une large gamme de produits dérivés de l'anime "Diamant de sang", allant des vêtements et accessoires aux articles de décoration et de collection. Nous nous engageons à offrir des produits authentiques et exclusifs pour satisfaire les fans les plus exigeants.</text:span></text:p>
            <text:p><text:span text:style-name="T4"/></text:p>
            <text:p><text:span text:style-name="T4">Vision : Notre vision est de devenir la référence en matière de produits dérivés d'anime en Europe, en offrant une sélection diversifiée, une qualité exceptionnelle et un service client irréprochable. Nous sommes impatients de partager notre passion pour "Diamant de sang" avec les fans à travers le continent.</text:span></text:p>
            <text:p/>
          </draw:text-box>
        </draw:frame>
        <presentation:notes draw:style-name="dp2">
          <office:forms form:automatic-focus="false" form:apply-design-mode="false"/>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7" draw:layer="layout" svg:width="24.368cm" svg:height="18.367cm" svg:x="2cm" svg:y="1cm" presentation:class="outline" presentation:user-transformed="true">
          <draw:text-box>
            <text:p/>
            <text:p><text:span text:style-name="T5">Cibles : Notre entreprise cible principalement les fans de l'anime "Diamant de sang" à travers l'Europe, des passionnés de tous âges et de tous horizons. Nous visons à toucher les amateurs de l'anime, les collectionneurs d'objets dérivés, ainsi que les adeptes de la culture pop japonaise.</text:span></text:p>
            <text:p><text:span text:style-name="T5"/></text:p>
            <text:p><text:span text:style-name="T5">Graphisme et ergonomie : Le site web de Diamant de sang sera conçu avec un design attrayant, mettant en avant les visuels et l'esthétique de l'anime. L'ergonomie sera soigneusement étudiée pour offrir une expérience de navigation fluide et intuitive, facilitant la recherche et l'achat des produits dérivés.</text:span></text:p>
            <text:p><text:span text:style-name="T5"/></text:p>
            <text:p><text:span text:style-name="T5">Charte graphique : La charte graphique de Diamant de sang reflétera l'univers visuel de l'anime, avec des couleurs vives, des motifs inspirés de l'œuvre originale et une identité visuelle cohérente. Nous veillerons à ce que le design du site web et des produits dérivés soit en harmonie avec l'esthétique de "Diamant de sang".</text:span></text:p>
            <text:p><text:span text:style-name="T5"/></text:p>
            <text:p><text:span text:style-name="T5">Contenu du site : Le site web de Diamant de sang proposera une présentation détaillée des produits disponibles, des informations sur l'anime, des articles de blog sur la culture japonaise, ainsi que des promotions et des événements spéciaux pour engager la communauté de fans. Nous offrirons également un service client réactif pour répondre aux questions et aux demandes des clients.</text:span></text:p>
            <text:p><text:span text:style-name="T5"/></text:p>
            <text:p><text:span text:style-name="T5">Contraintes techniques : Pour assurer le bon fonctionnement du site et la gestion efficace des commandes, nous veillerons à ce que notre plateforme en ligne soit sécurisée, rapide et compatible avec différents appareils. Nous mettrons en place des systèmes de paiement sécurisés et des solutions logistiques fiables pour garantir une expérience d'achat sans accroc pour nos clients à travers l'Europe.</text:span></text:p>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Objectif à long terme" draw:style-name="dp1" draw:master-page-name="lyt-darkblue" presentation:presentation-page-layout-name="AL2T1">
        <office:forms form:automatic-focus="false" form:apply-design-mode="false"/>
        <draw:frame presentation:style-name="pr8" draw:text-style-name="P7" draw:layer="layout" svg:width="24.469cm" svg:height="3.507cm" svg:x="1.458cm" svg:y="0.467cm" presentation:class="title" presentation:user-transformed="true">
          <draw:text-box>
            <text:p text:style-name="P1"><text:span text:style-name="T6">Sommaire :</text:span></text:p>
          </draw:text-box>
        </draw:frame>
        <draw:frame presentation:style-name="pr9" draw:text-style-name="P8" draw:layer="layout" svg:width="23.384cm" svg:height="15.509cm" svg:x="2.285cm" svg:y="3.8cm" presentation:class="outline" presentation:user-transformed="true">
          <draw:text-box>
            <text:list text:style-name="L3">
              <text:list-item>
                <text:p text:style-name="P5"><text:span text:style-name="T7">A. </text:span><text:span text:style-name="T8">Présentation de l’entreprise</text:span><text:span text:style-name="T7"> </text:span></text:p>
              </text:list-item>
              <text:list-item>
                <text:p text:style-name="P5"><text:span text:style-name="T7"><text:s text:c="5"/></text:span><text:span text:style-name="T7">1) Les objectifs du site</text:span></text:p>
              </text:list-item>
              <text:list-item>
                <text:p text:style-name="P5"><text:span text:style-name="T7"><text:s text:c="5"/></text:span><text:span text:style-name="T7">2) Les cibles</text:span></text:p>
              </text:list-item>
              <text:list-item>
                <text:p text:style-name="P5"><text:span text:style-name="T7"><text:s text:c="5"/></text:span><text:span text:style-name="T7">3) Les objectifs quantitatifs</text:span></text:p>
              </text:list-item>
              <text:list-item>
                <text:p text:style-name="P5"><text:span text:style-name="T7"><text:s text:c="5"/></text:span><text:span text:style-name="T7">4) Périmètre du projet</text:span></text:p>
              </text:list-item>
              <text:list-item>
                <text:p text:style-name="P5"><text:span text:style-name="T7">B. </text:span><text:span text:style-name="T8">Graphisme et ergonomie</text:span></text:p>
              </text:list-item>
              <text:list-item>
                <text:p text:style-name="P5"><text:span text:style-name="T7"><text:s text:c="5"/></text:span><text:span text:style-name="T7">1) La charte graphique</text:span></text:p>
              </text:list-item>
              <text:list-item>
                <text:p text:style-name="P5"><text:span text:style-name="T7"><text:s text:c="5"/></text:span><text:span text:style-name="T7">2) Wireframe et Maquettage</text:span></text:p>
              </text:list-item>
              <text:list-item>
                <text:p text:style-name="P5"><text:span text:style-name="T7">C. </text:span><text:span text:style-name="T8">Spécificités et livrables</text:span></text:p>
              </text:list-item>
              <text:list-item>
                <text:p text:style-name="P5"><text:span text:style-name="T7"><text:s text:c="5"/></text:span><text:span text:style-name="T7">1) Le contenu du site</text:span></text:p>
              </text:list-item>
              <text:list-item>
                <text:p text:style-name="P5"><text:span text:style-name="T7"><text:s text:c="5"/></text:span><text:span text:style-name="T7">2) Contraintes techniques</text:span></text:p>
              </text:list-item>
              <text:list-item>
                <text:p text:style-name="P5"><text:span text:style-name="T7"><text:s text:c="5"/></text:span><text:span text:style-name="T7">3) Les livrables</text:span></text:p>
              </text:list-item>
              <text:list-item>
                <text:p text:style-name="P5"><text:span text:style-name="T7"><text:s text:c="5"/></text:span><text:span text:style-name="T7">4) Le Planning</text:span></text:p>
              </text:list-item>
            </text:list>
          </draw:text-box>
        </draw:frame>
        <presentation:notes draw:style-name="dp2">
          <draw:page-thumbnail draw:layer="layout" svg:width="13.705cm" svg:height="10.279cm" svg:x="3.647cm" svg:y="2.853cm" draw:page-number="4"/>
          <draw:frame presentation:style-name="pr10" draw:text-style-name="P5" draw:layer="layout" svg:width="14.517cm" svg:height="11.409cm" svg:x="3.249cm" svg:y="14.13cm" presentation:class="notes" presentation:placeholder="true">
            <draw:text-box/>
          </draw:frame>
        </presentation:notes>
      </draw:page>
      <draw:page draw:name="Le besoin" draw:style-name="dp1" draw:master-page-name="lyt-darkblue" presentation:presentation-page-layout-name="AL2T1">
        <office:forms form:automatic-focus="false" form:apply-design-mode="false"/>
        <draw:frame presentation:style-name="pr11" draw:text-style-name="P7" draw:layer="layout" svg:width="24.469cm" svg:height="4.85cm" svg:x="1.5cm" svg:y="0.6cm" presentation:class="title" presentation:user-transformed="true">
          <draw:text-box>
            <text:p text:style-name="P1"><text:span text:style-name="T6">A . Présentation de l'entreprise :</text:span></text:p>
          </draw:text-box>
        </draw:frame>
        <draw:frame presentation:style-name="pr12" draw:text-style-name="P10" draw:layer="layout" svg:width="23.384cm" svg:height="13.231cm" svg:x="2.585cm" svg:y="4.769cm" presentation:class="outline" presentation:user-transformed="true">
          <draw:text-box>
            <text:list text:style-name="L3">
              <text:list-header>
                <text:p text:style-name="P9"><text:span text:style-name="T7">La Socketterie est une entreprise créée en 2019.</text:span><text:span text:style-name="T7"><text:line-break/></text:span><text:span text:style-name="T7"><text:line-break/></text:span><text:span text:style-name="T7">Son activité principale est de tricoter et de vendre des chaussettes dépareillées.</text:span></text:p>
                <text:p text:style-name="P9"><text:span text:style-name="T7">Elle possède 7 employés.</text:span></text:p>
                <text:p text:style-name="P9"><text:span text:style-name="T7">Elle a un chiffre d'affaire de 250 000 euros par an et souhaite par le biais de son site internet atteindre les 500 000 euros par an.</text:span></text:p>
                <text:p text:style-name="P9"><text:span text:style-name="T7">Sa cible est une population jeune située entre 20 et 35 ans.</text:span></text:p>
                <text:p text:style-name="P9"><text:span text:style-name="T7">La concurrence principale est globalement toute les boutiques de prêt à porter visant la même cible.</text:span></text:p>
                <text:p text:style-name="P9"><text:span text:style-name="T7">Elle possède une boutique physique sur Nice et peut éteindre son rayon d'action à toute la France via son site internet.</text:span></text:p>
              </text:list-header>
            </text:list>
          </draw:text-box>
        </draw:frame>
        <presentation:notes draw:style-name="dp2">
          <draw:page-thumbnail draw:layer="layout" svg:width="13.705cm" svg:height="10.279cm" svg:x="3.647cm" svg:y="2.853cm" draw:page-number="5"/>
          <draw:frame presentation:style-name="pr10" draw:text-style-name="P5" draw:layer="layout" svg:width="14.517cm" svg:height="11.409cm" svg:x="3.249cm" svg:y="14.13cm" presentation:class="notes" presentation:placeholder="true">
            <draw:text-box draw:corner-radius="0.003cm"/>
          </draw:frame>
        </presentation:notes>
      </draw:page>
      <draw:page draw:name="Réponse apportée" draw:style-name="dp1" draw:master-page-name="lyt-darkblue" presentation:presentation-page-layout-name="AL2T1">
        <office:forms form:automatic-focus="false" form:apply-design-mode="false"/>
        <draw:frame presentation:style-name="pr13" draw:text-style-name="P7" draw:layer="layout" svg:width="24.469cm" svg:height="3.507cm" svg:x="1.5cm" svg:y="0.8cm" presentation:class="title" presentation:user-transformed="true">
          <draw:text-box>
            <text:p text:style-name="P1"><text:span text:style-name="T6">1) Objectif du site</text:span></text:p>
          </draw:text-box>
        </draw:frame>
        <draw:frame presentation:style-name="pr14" draw:text-style-name="P11" draw:layer="layout" svg:width="23.384cm" svg:height="14.831cm" svg:x="2.585cm" svg:y="4.169cm" presentation:class="outline" presentation:user-transformed="true">
          <draw:text-box>
            <text:list text:style-name="L3">
              <text:list-header>
                <text:p><text:span text:style-name="T7">Le site web vise à élargir la clientèle de La Socketterie en permettant aux clients de parcourir et d'acheter les chaussettes dépareillées faites main en ligne. Il devra également mettre en avant l'engagement social de l'entreprise.</text:span></text:p>
                <text:p><text:span text:style-name="T9">Fonctionnalités du site Web</text:span></text:p>
              </text:list-header>
              <text:list-item>
                <text:p><text:span text:style-name="T7">1. Catalogue en Ligne</text:span></text:p>
              </text:list-item>
              <text:list-item>
                <text:p><text:span text:style-name="T7">Affichage clair des produits avec images, descriptions, et prix.</text:span></text:p>
              </text:list-item>
              <text:list-item>
                <text:p><text:span text:style-name="T7">Catégorisation des chaussettes par style, couleur, et collection.</text:span></text:p>
              </text:list-item>
              <text:list-item>
                <text:p><text:span text:style-name="T7">Possibilité d'ajout au panier et de gestion du panier d'achat.</text:span></text:p>
              </text:list-item>
              <text:list-item>
                <text:p><text:span text:style-name="T7">2. Processus de Commande</text:span></text:p>
              </text:list-item>
              <text:list-item>
                <text:p><text:span text:style-name="T7">Interface intuitive pour finaliser l'achat en ligne.</text:span></text:p>
              </text:list-item>
              <text:list-item>
                <text:p><text:span text:style-name="T7">Intégration sécurisée de méthodes de paiement (cartes bancaires, PayPal, etc.).</text:span></text:p>
              </text:list-item>
              <text:list-item>
                <text:p><text:span text:style-name="T7">Confirmation de commande par e-mail avec récapitulatif.</text:span></text:p>
              </text:list-item>
              <text:list-item>
                <text:p><text:span text:style-name="T7">Une zone d'avis sur le site</text:span></text:p>
              </text:list-item>
            </text:list>
          </draw:text-box>
        </draw:frame>
        <presentation:notes draw:style-name="dp2">
          <draw:page-thumbnail draw:layer="layout" svg:width="13.705cm" svg:height="10.279cm" svg:x="3.647cm" svg:y="2.853cm" draw:page-number="6"/>
          <draw:frame presentation:style-name="pr10" draw:text-style-name="P5" draw:layer="layout" svg:width="14.517cm" svg:height="11.409cm" svg:x="3.249cm" svg:y="14.13cm" presentation:class="notes" presentation:placeholder="true">
            <draw:text-box/>
          </draw:frame>
        </presentation:notes>
      </draw:page>
      <draw:page draw:name="Analyse de coûts" draw:style-name="dp1" draw:master-page-name="lyt-darkblue" presentation:presentation-page-layout-name="AL2T1">
        <office:forms form:automatic-focus="false" form:apply-design-mode="false"/>
        <draw:frame presentation:style-name="pr15" draw:text-style-name="P12" draw:layer="layout" svg:width="23.384cm" svg:height="18.4cm" svg:x="2.2cm" svg:y="1cm" presentation:class="outline" presentation:user-transformed="true">
          <draw:text-box>
            <text:list text:style-name="L3">
              <text:list-item>
                <text:p><text:span text:style-name="T7">6. Administration du Site</text:span></text:p>
              </text:list-item>
              <text:list-item>
                <text:p><text:span text:style-name="T7">Intégration d'un système de «back-office»</text:span></text:p>
              </text:list-item>
              <text:list-item>
                <text:p><text:span text:style-name="T7">Interface d'administration sécurisée pour la gestion des produits, des commandes, et des clients.</text:span></text:p>
              </text:list-item>
              <text:list-item>
                <text:p><text:span text:style-name="T7">Possibilité de mettre à jour le contenu du site.</text:span></text:p>
              </text:list-item>
              <text:list-item>
                <text:p><text:span text:style-name="T7">3. Gestion de Compte Client</text:span></text:p>
              </text:list-item>
              <text:list-item>
                <text:p><text:span text:style-name="T7">Création de compte pour les clients avec historique d'achat.</text:span></text:p>
              </text:list-item>
              <text:list-item>
                <text:p><text:span text:style-name="T7">Possibilité de réinitialiser le mot de passe.</text:span></text:p>
              </text:list-item>
              <text:list-item>
                <text:p><text:span text:style-name="T7">4. Intégration Sociale et Engagement</text:span></text:p>
              </text:list-item>
              <text:list-item>
                <text:p><text:span text:style-name="T7">Affichage clair de l'engagement social de l'entreprise sur la page d'accueil.</text:span></text:p>
              </text:list-item>
              <text:list-item>
                <text:p><text:span text:style-name="T7">Intégration de boutons de partage sur les réseaux sociaux.</text:span></text:p>
              </text:list-item>
              <text:list-item>
                <text:p><text:span text:style-name="T7">Informations sur la journée mondiale de la trisomie et l'association soutenue.</text:span></text:p>
                <text:p><text:span text:style-name="T7">5. Design et Ergonomie</text:span></text:p>
              </text:list-item>
              <text:list-item>
                <text:p><text:span text:style-name="T7">Interface responsive pour une expérience utilisateur optimale sur tous les dispositifs.</text:span></text:p>
              </text:list-item>
              <text:list-item>
                <text:p><text:span text:style-name="T7">Design attrayant en accord avec l'identité visuelle de La Socketterie.</text:span></text:p>
              </text:list-item>
            </text:list>
          </draw:text-box>
        </draw:frame>
        <presentation:notes draw:style-name="dp2">
          <draw:page-thumbnail draw:layer="layout" svg:width="13.705cm" svg:height="10.279cm" svg:x="3.647cm" svg:y="2.853cm" draw:page-number="7"/>
          <draw:frame presentation:style-name="pr10" draw:text-style-name="P5" draw:layer="layout" svg:width="14.517cm" svg:height="11.409cm" svg:x="3.249cm" svg:y="14.13cm" presentation:class="notes" presentation:placeholder="true">
            <draw:text-box draw:corner-radius="0.005cm"/>
          </draw:frame>
        </presentation:notes>
      </draw:page>
      <draw:page draw:name="Points forts et avantages" draw:style-name="dp1" draw:master-page-name="lyt-darkblue" presentation:presentation-page-layout-name="AL2T1">
        <office:forms form:automatic-focus="false" form:apply-design-mode="false"/>
        <draw:frame presentation:style-name="pr16" draw:text-style-name="P1" draw:layer="layout" svg:width="24.469cm" svg:height="3.507cm" svg:x="1.5cm" svg:y="0.693cm" presentation:class="title" presentation:user-transformed="true">
          <draw:text-box>
            <text:p text:style-name="P1"><text:span text:style-name="T6">LES OBJECTIFS QUANTITATIFS</text:span><text:line-break/></text:p>
          </draw:text-box>
        </draw:frame>
        <draw:frame presentation:style-name="pr12" draw:text-style-name="P11" draw:layer="layout" svg:width="23.384cm" svg:height="13.231cm" svg:x="1.6cm" svg:y="3.6cm" presentation:class="outline" presentation:user-transformed="true">
          <draw:text-box>
            <text:p><text:span text:style-name="T7">• </text:span><text:span text:style-name="T7">Combien de pages et combien de services le site va contenir ?</text:span></text:p>
            <text:p><text:span text:style-name="T7">En confondant les pages vitrines, les pages de paiement et les pages back-office, le site comportera 25 pages.</text:span></text:p>
            <text:p><text:span text:style-name="T7"/></text:p>
            <text:p><text:span text:style-name="T7">• </text:span><text:span text:style-name="T7">Quel volume de trafic est visé sur le site ?</text:span></text:p>
            <text:p><text:span text:style-name="T7">Le site doit atteindre 5000 clics par jour avec un taux de conversion à 10%</text:span></text:p>
            <text:p><text:span text:style-name="T7">Avoir un taux de rebond inférieur à 5%</text:span></text:p>
            <text:p><text:span text:style-name="T10"/></text:p>
          </draw:text-box>
        </draw:frame>
        <presentation:notes draw:style-name="dp2">
          <draw:page-thumbnail draw:layer="layout" svg:width="13.705cm" svg:height="10.279cm" svg:x="3.647cm" svg:y="2.853cm" draw:page-number="8"/>
          <draw:frame presentation:style-name="pr10" draw:text-style-name="P5" draw:layer="layout" svg:width="14.517cm" svg:height="11.409cm" svg:x="3.249cm" svg:y="14.13cm" presentation:class="notes" presentation:placeholder="true">
            <draw:text-box draw:corner-radius="0.006cm"/>
          </draw:frame>
        </presentation:notes>
      </draw:page>
      <draw:page draw:name="Mesures à prendre" draw:style-name="dp1" draw:master-page-name="lyt-darkblue" presentation:presentation-page-layout-name="AL2T1">
        <office:forms form:automatic-focus="false" form:apply-design-mode="false"/>
        <draw:frame presentation:style-name="pr17" draw:text-style-name="P7" draw:layer="layout" svg:width="24.469cm" svg:height="3.507cm" svg:x="1.5cm" svg:y="1.943cm" presentation:class="title" presentation:user-transformed="true">
          <draw:text-box>
            <text:p text:style-name="P1"><text:span text:style-name="T6">PÉRIMÈTRE DU PROJET </text:span></text:p>
          </draw:text-box>
        </draw:frame>
        <draw:frame presentation:style-name="pr12" draw:text-style-name="P10" draw:layer="layout" svg:width="23.384cm" svg:height="13.231cm" svg:x="2.585cm" svg:y="5.838cm" presentation:class="outline" presentation:user-transformed="true">
          <draw:text-box>
            <text:list text:style-name="L3">
              <text:list-header>
                <text:p text:style-name="P9"><text:span text:style-name="T7">Le site doit s'étendre dans un premier temps à la totalité de la France, il n'est donc pas nécessaire de traduire le site.</text:span></text:p>
                <text:p text:style-name="P9"><text:span text:style-name="T7">Les moyens de paiement sont la carte bancaire et tout les sites dédiés sécurisés (Paypal, etc) ainsi que par la solution SumUp.</text:span></text:p>
                <text:p text:style-name="P9"><text:span text:style-name="T7">Le site doit être accessible via toute plate-forme et moteur de recherche. Un site dit «responsive» est obligatoire.</text:span></text:p>
                <text:p text:style-name="P9"><text:span text:style-name="T7">Les spécificités techniques qui devront être connu sont la gestion du back-office, la géolocalisation, gestion des mise à jour, création et gestion de compte client.</text:span></text:p>
              </text:list-header>
            </text:list>
          </draw:text-box>
        </draw:frame>
        <presentation:notes draw:style-name="dp2">
          <draw:page-thumbnail draw:layer="layout" svg:width="13.705cm" svg:height="10.279cm" svg:x="3.647cm" svg:y="2.853cm" draw:page-number="9"/>
          <draw:frame presentation:style-name="pr10" draw:text-style-name="P5" draw:layer="layout" svg:width="14.517cm" svg:height="11.409cm" svg:x="3.249cm" svg:y="14.13cm" presentation:class="notes" presentation:placeholder="true">
            <draw:text-box draw:corner-radius="0.007cm"/>
          </draw:frame>
        </presentation:notes>
      </draw:page>
      <draw:page draw:name="page10" draw:style-name="dp1" draw:master-page-name="lyt-darkblue" presentation:presentation-page-layout-name="AL2T1">
        <office:forms form:automatic-focus="false" form:apply-design-mode="false"/>
        <draw:frame presentation:style-name="pr18" draw:text-style-name="P7" draw:layer="layout" svg:width="24.469cm" svg:height="3.507cm" svg:x="1.5cm" svg:y="1.943cm" presentation:class="title" presentation:user-transformed="true">
          <draw:text-box>
            <text:p text:style-name="P1"><text:span text:style-name="T6">B. GRAPHISME ET ERGONOMIE </text:span><text:span text:style-name="T6"><text:line-break/></text:span><text:span text:style-name="T6"><text:line-break/></text:span><text:span text:style-name="T6"><text:tab/></text:span><text:span text:style-name="T10">1) LA CHARTE GRAPHIQUE </text:span><text:span text:style-name="T6"><text:line-break/></text:span><text:span text:style-name="T6"/></text:p>
          </draw:text-box>
        </draw:frame>
        <draw:frame presentation:style-name="pr12" draw:text-style-name="P10" draw:layer="layout" svg:width="23.384cm" svg:height="13.231cm" svg:x="2.585cm" svg:y="5.838cm" presentation:class="outline" presentation:user-transformed="true">
          <draw:text-box>
            <text:list text:style-name="L3">
              <text:list-header>
                <text:p text:style-name="P9"><text:span text:style-name="T7">Les couleurs à utiliser sur le site sont :</text:span></text:p>
                <text:p text:style-name="P9"><text:span text:style-name="T7">#77B099 #F5895D #F6A447 et <text:s/>#F9DACD</text:span></text:p>
                <text:p text:style-name="P9"><text:span text:style-name="T7">La police utilisée sera : </text:span><text:span text:style-name="T7"><text:line-break/></text:span><text:span text:style-name="T7"><text:line-break/></text:span><text:span text:style-name="T7">Stadio Now Display</text:span></text:p>
                <text:p text:style-name="P9"><text:span text:style-name="T7">(</text:span><text:span text:style-name="T7"><text:a xlink:href="https://fontsfree.net/stadio-now-trial-display-bold-font-download.html">https://fontsfree.net/stadio-now-trial-display-bold-font-download.html</text:a></text:span><text:span text:style-name="T7">)</text:span></text:p>
                <text:p text:style-name="P9"><text:span text:style-name="T7">Le élément à utiliser sont le logo, et principalement des photos de leurs fabrication.</text:span></text:p>
              </text:list-header>
            </text:list>
          </draw:text-box>
        </draw:frame>
        <presentation:notes draw:style-name="dp2">
          <draw:page-thumbnail draw:layer="layout" svg:width="13.705cm" svg:height="10.279cm" svg:x="3.647cm" svg:y="2.853cm" draw:page-number="10"/>
          <draw:frame presentation:style-name="pr10" draw:text-style-name="P5" draw:layer="layout" svg:width="14.517cm" svg:height="11.409cm" svg:x="3.249cm" svg:y="14.13cm" presentation:class="notes" presentation:placeholder="true">
            <draw:text-box draw:corner-radius="0.007cm"/>
          </draw:frame>
        </presentation:notes>
      </draw:page>
      <draw:page draw:name="page11" draw:style-name="dp1" draw:master-page-name="lyt-darkblue" presentation:presentation-page-layout-name="AL2T1">
        <office:forms form:automatic-focus="false" form:apply-design-mode="false"/>
        <draw:frame presentation:style-name="pr19" draw:text-style-name="P13" draw:layer="layout" svg:width="24.469cm" svg:height="3.507cm" svg:x="1.5cm" svg:y="1.093cm" presentation:class="title" presentation:user-transformed="true">
          <draw:text-box>
            <text:p text:style-name="P1"><text:span text:style-name="T10">2 ) WIREFRAME ET MAQUETTAGE</text:span></text:p>
          </draw:text-box>
        </draw:frame>
        <draw:frame presentation:style-name="pr12" draw:text-style-name="P10" draw:layer="layout" svg:width="23.384cm" svg:height="13.231cm" svg:x="2.585cm" svg:y="5.838cm" presentation:class="outline" presentation:user-transformed="true">
          <draw:text-box>
            <text:list text:style-name="L3">
              <text:list-header>
                <text:p text:style-name="P9"><text:span text:style-name="T7">Technologies</text:span></text:p>
              </text:list-header>
              <text:list-item>
                <text:p text:style-name="P9"><text:span text:style-name="T7">Utilisation de technologies web modernes (HTML5, CSS3, JavaScript).</text:span></text:p>
              </text:list-item>
              <text:list-item>
                <text:p text:style-name="P9"><text:span text:style-name="T7">Plate-forme de développement : Visual Studio Code</text:span></text:p>
              </text:list-item>
            </text:list>
          </draw:text-box>
        </draw:frame>
        <presentation:notes draw:style-name="dp2">
          <draw:page-thumbnail draw:layer="layout" svg:width="13.705cm" svg:height="10.279cm" svg:x="3.647cm" svg:y="2.853cm" draw:page-number="11"/>
          <draw:frame presentation:style-name="pr10" draw:text-style-name="P5" draw:layer="layout" svg:width="14.517cm" svg:height="11.409cm" svg:x="3.249cm" svg:y="14.13cm" presentation:class="notes" presentation:placeholder="true">
            <draw:text-box draw:corner-radius="0.007cm"/>
          </draw:frame>
        </presentation:notes>
      </draw:page>
      <draw:page draw:name="page12" draw:style-name="dp1" draw:master-page-name="lyt-darkblue" presentation:presentation-page-layout-name="AL2T1">
        <office:forms form:automatic-focus="false" form:apply-design-mode="false"/>
        <draw:frame presentation:style-name="pr20" draw:text-style-name="P7" draw:layer="layout" svg:width="24.469cm" svg:height="3.507cm" svg:x="1.5cm" svg:y="1.943cm" presentation:class="title" presentation:user-transformed="true">
          <draw:text-box>
            <text:p text:style-name="P1"><text:span text:style-name="T6">C) SPÉCIFICITÉES ET LIVRABLE</text:span></text:p>
          </draw:text-box>
        </draw:frame>
        <draw:frame presentation:style-name="pr21" draw:text-style-name="P14" draw:layer="layout" svg:width="23.384cm" svg:height="14.469cm" svg:x="2.585cm" svg:y="4.6cm" presentation:class="outline" presentation:user-transformed="true">
          <draw:text-box>
            <text:list text:style-name="L3">
              <text:list-header>
                <text:p text:style-name="P9"><text:span text:style-name="T7"/></text:p>
              </text:list-header>
              <text:list-item>
                <text:p text:style-name="P9"><text:span text:style-name="T7">Site web fonctionnel et responsive.</text:span></text:p>
              </text:list-item>
              <text:list-item>
                <text:p text:style-name="P9"><text:span text:style-name="T7">Documentation d'utilisation pour l'administration du site.</text:span></text:p>
              </text:list-item>
              <text:list-item>
                <text:p text:style-name="P9"><text:span text:style-name="T7">Formation pour l'équipe de La Socketterie sur la gestion du site.</text:span></text:p>
              </text:list-item>
            </text:list>
            <text:p><text:span text:style-name="T11">Contraintes</text:span></text:p>
            <text:list text:continue-numbering="true" text:style-name="L3">
              <text:list-item>
                <text:p text:style-name="P9"><text:span text:style-name="T7">Validation du W3C</text:span></text:p>
              </text:list-item>
              <text:list-item>
                <text:p text:style-name="P9"><text:span text:style-name="T7">Mise en place de protocoles de sécurité pour les transactions en ligne.</text:span></text:p>
              </text:list-item>
              <text:list-item>
                <text:p text:style-name="P9"><text:span text:style-name="T7">Gestion sécurisée des données clients.</text:span></text:p>
              </text:list-item>
              <text:list-item>
                <text:p text:style-name="P9"><text:span text:style-name="T7">Hébergement chez OVH</text:span></text:p>
              </text:list-item>
              <text:list-item>
                <text:p text:style-name="P9"><text:span text:style-name="T7">Respect de la RGPD</text:span></text:p>
              </text:list-item>
            </text:list>
            <text:p><text:span text:style-name="T11"/></text:p>
            <text:p><text:span text:style-name="T11"/></text:p>
          </draw:text-box>
        </draw:frame>
        <presentation:notes draw:style-name="dp2">
          <draw:page-thumbnail draw:layer="layout" svg:width="13.705cm" svg:height="10.279cm" svg:x="3.647cm" svg:y="2.853cm" draw:page-number="12"/>
          <draw:frame presentation:style-name="pr10" draw:text-style-name="P5" draw:layer="layout" svg:width="14.517cm" svg:height="11.409cm" svg:x="3.249cm" svg:y="14.13cm" presentation:class="notes" presentation:placeholder="true">
            <draw:text-box draw:corner-radius="0.007cm"/>
          </draw:frame>
        </presentation:notes>
      </draw:page>
      <draw:page draw:name="page13" draw:style-name="dp1" draw:master-page-name="lyt-darkblue" presentation:presentation-page-layout-name="AL2T1">
        <office:forms form:automatic-focus="false" form:apply-design-mode="false"/>
        <draw:frame presentation:style-name="pr22" draw:text-style-name="P7" draw:layer="layout" svg:width="24.469cm" svg:height="3.507cm" svg:x="1.5cm" svg:y="0.6cm" presentation:class="title" presentation:user-transformed="true">
          <draw:text-box>
            <text:p text:style-name="P1"><text:span text:style-name="T6">DEVIS</text:span></text:p>
          </draw:text-box>
        </draw:frame>
        <draw:frame presentation:style-name="pr23" draw:text-style-name="P14" draw:layer="layout" svg:width="23.384cm" svg:height="15.269cm" svg:x="2.585cm" svg:y="3.8cm" presentation:class="outline" presentation:user-transformed="true">
          <draw:text-box>
            <text:list text:style-name="L3">
              <text:list-header>
                <text:p text:style-name="P9"><text:span text:style-name="T7"/></text:p>
                <text:p text:style-name="P9"><text:span text:style-name="T7">Création d'un site responsive design</text:span></text:p>
                <text:p text:style-name="P9"><text:span text:style-name="T7">• </text:span><text:span text:style-name="T7">Accélérer au maximum la vitesse d’affichage du site</text:span></text:p>
                <text:p text:style-name="P9"><text:span text:style-name="T7">• </text:span><text:span text:style-name="T7">Améliorer le référencement du site</text:span></text:p>
                <text:p text:style-name="P9"><text:span text:style-name="T7">• </text:span><text:span text:style-name="T7">Ajouter les pages (1 à 25 )</text:span></text:p>
                <text:p text:style-name="P9"><text:span text:style-name="T7">• </text:span><text:span text:style-name="T7">Ajouter les fonctionnalités (Création de compte, Avis, mode de paiement, <text:s text:c="2"/></text:span><text:span text:style-name="T7"><text:tab/></text:span><text:span text:style-name="T7">système back-office)</text:span></text:p>
                <text:p text:style-name="P9"><text:span text:style-name="T7">• </text:span><text:span text:style-name="T7">Assurer l’hébergement du site</text:span></text:p>
                <text:p text:style-name="P9"><text:span text:style-name="T7">• </text:span><text:span text:style-name="T7">Former nos équipes à l’utilisation</text:span></text:p>
                <text:p text:style-name="P9"><text:span text:style-name="T7"/></text:p>
                <text:p text:style-name="P9"><text:span text:style-name="T7">Coût global : 10 000 euros</text:span></text:p>
              </text:list-header>
            </text:list>
            <text:p><text:span text:style-name="T11"/></text:p>
            <text:p><text:span text:style-name="T11"/></text:p>
          </draw:text-box>
        </draw:frame>
        <presentation:notes draw:style-name="dp2">
          <draw:page-thumbnail draw:layer="layout" svg:width="13.705cm" svg:height="10.279cm" svg:x="3.647cm" svg:y="2.853cm" draw:page-number="13"/>
          <draw:frame presentation:style-name="pr10" draw:text-style-name="P5" draw:layer="layout" svg:width="14.517cm" svg:height="11.409cm" svg:x="3.249cm" svg:y="14.13cm" presentation:class="notes" presentation:placeholder="true">
            <draw:text-box draw:corner-radius="0.007cm"/>
          </draw:frame>
        </presentation:notes>
      </draw:page>
      <draw:page draw:name="page14" draw:style-name="dp1" draw:master-page-name="lyt-darkblue" presentation:presentation-page-layout-name="AL2T1">
        <office:forms form:automatic-focus="false" form:apply-design-mode="false"/>
        <draw:frame presentation:style-name="pr24" draw:text-style-name="P7" draw:layer="layout" svg:width="24.469cm" svg:height="3.507cm" svg:x="1.5cm" svg:y="0.6cm" presentation:class="title" presentation:user-transformed="true">
          <draw:text-box>
            <text:p text:style-name="P1"><text:span text:style-name="T6">Planning</text:span></text:p>
          </draw:text-box>
        </draw:frame>
        <draw:frame presentation:style-name="pr23" draw:text-style-name="P14" draw:layer="layout" svg:width="23.384cm" svg:height="15.269cm" svg:x="2.585cm" svg:y="3.8cm" presentation:class="outline" presentation:user-transformed="true">
          <draw:text-box>
            <text:list text:style-name="L3">
              <text:list-header>
                <text:p text:style-name="P9"><text:span text:style-name="T7"/></text:p>
                <text:p text:style-name="P9"><text:span text:style-name="T7">Création d'une page par jour : <text:s/></text:span><text:span text:style-name="T7"><text:tab/></text:span><text:span text:style-name="T7">25 jours</text:span></text:p>
                <text:p text:style-name="P9"><text:span text:style-name="T7">Assurer l’hébergement du site : </text:span><text:span text:style-name="T7"><text:tab/></text:span><text:span text:style-name="T7">½ journée</text:span></text:p>
                <text:p text:style-name="P9"><text:span text:style-name="T7">• </text:span><text:span text:style-name="T7">Former nos équipes à l’utilisation : 1 jours</text:span></text:p>
                <text:p text:style-name="P9"><text:span text:style-name="T7"/></text:p>
                <text:p text:style-name="P9"><text:span text:style-name="T7">Site livré sous 27 jours ouvrables</text:span></text:p>
              </text:list-header>
            </text:list>
            <text:p><text:span text:style-name="T11"/></text:p>
            <text:p><text:span text:style-name="T11"/></text:p>
          </draw:text-box>
        </draw:frame>
        <presentation:notes draw:style-name="dp2">
          <draw:page-thumbnail draw:layer="layout" svg:width="13.705cm" svg:height="10.279cm" svg:x="3.647cm" svg:y="2.853cm" draw:page-number="14"/>
          <draw:frame presentation:style-name="pr10" draw:text-style-name="P5" draw:layer="layout" svg:width="14.517cm" svg:height="11.409cm" svg:x="3.249cm" svg:y="14.13cm" presentation:class="notes" presentation:placeholder="true">
            <draw:text-box draw:corner-radius="0.007cm"/>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36pt" fo:font-style="italic" fo:text-shadow="none" style:text-underline-style="none" fo:font-weight="bold"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e6e6e6" style:text-outline="false" style:text-line-through-style="none" fo:font-family="Thorndale" style:font-family-generic="roman" style:font-pitch="variable" fo:font-size="12pt" fo:font-style="normal" fo:text-shadow="none" style:text-underline-style="none" fo:font-weight="normal" style:font-size-asian="12pt" style:font-size-complex="12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1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12pt" fo:font-style="italic" fo:text-shadow="none" style:text-underline-style="none" fo:font-weight="bold" style:font-size-asian="12pt" style:font-size-complex="12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2" draw:text-style-name="MP1" draw:layer="backgroundobjects" svg:width="25.986cm" svg:height="0.268cm" svg:x="2.014cm" svg:y="19.658cm">
        <text:p/>
      </draw:rect>
      <draw:rect draw:style-name="Mgr2"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Présentation d'un nouveau produit</dc:title>
    <dc:description>Modèle de présentation d'un nouveau produit et des besoins auxquels il répond</dc:description>
    <meta:creation-date>2024-01-05T16:24:23.28</meta:creation-date>
    <dc:language>fr-FR</dc:language>
    <meta:editing-cycles>4</meta:editing-cycles>
    <meta:editing-duration>PT15H30M26S</meta:editing-duration>
    <meta:initial-creator>Quentin Hoarau</meta:initial-creator>
    <dc:date>2024-02-09T09:34:36.14</dc:date>
    <dc:creator>Quentin Hoarau</dc:creator>
    <meta:document-statistic meta:object-count="69"/>
    <meta:user-defined meta:name="Info 0"/>
    <meta:user-defined meta:name="Info 1"/>
    <meta:user-defined meta:name="Info 2"/>
    <meta:user-defined meta:name="Info 3"/>
    <meta:template xlink:type="simple" xlink:actuate="onRequest" xlink:title="Présentation d'un nouveau produit" xlink:href="../../../../../../../Program%20Files%20(x86)/OpenOffice%204/share/template/fr/presnt/prs-novelty.otp"/>
  </office:meta>
</office:document-meta>
</file>